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Journal.getRecords( long startRevi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Journal.doUnlock( boolean successfu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Journal.rotateLo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Journal.getRecor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Journal.init( String id , NamespaceResolver resolv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ileJournal.setMaximumSize( int max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Journal.get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Journal.append( AppendRecord record , InputStream in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Journal.do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Journal.getGlobal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Journal.getMaximu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Journal.getInstance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Journa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Journal.setDirectory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Journal.setBasenam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Journal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